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border-line-width-bottom="0.141cm 0.088cm 0.088cm" fo:padding="0.074cm" fo:border-left="none" fo:border-right="none" fo:border-top="none" fo:border-bottom="0.317cm double #000000" style:join-border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:\Users\Tim&gt;ping login1.cs.hs-rm.de</text:p>
      <text:p text:style-name="Standard"/>
      <text:p text:style-name="Standard">Ping wird ausgeführt für scooter.cs.hs-rm.de [195.72.96.40] mit 32 Bytes Daten:</text:p>
      <text:p text:style-name="Standard">Antwort von 195.72.96.40: Bytes=32 Zeit=12ms TTL=53</text:p>
      <text:p text:style-name="Standard">Antwort von 195.72.96.40: Bytes=32 Zeit=8ms TTL=53</text:p>
      <text:p text:style-name="Standard">Antwort von 195.72.96.40: Bytes=32 Zeit=12ms TTL=53</text:p>
      <text:p text:style-name="Standard">Antwort von 195.72.96.40: Bytes=32 Zeit=8ms TTL=53</text:p>
      <text:p text:style-name="Standard"/>
      <text:p text:style-name="Standard">Ping-Statistik für 195.72.96.40:</text:p>
      <text:p text:style-name="Standard"><text:s text:c="4"/>Pakete: Gesendet = 4, Empfangen = 4, Verloren = 0</text:p>
      <text:p text:style-name="Standard"><text:s text:c="4"/>(0% Verlust),</text:p>
      <text:p text:style-name="Standard">Ca. Zeitangaben in Millisek.:</text:p>
      <text:p text:style-name="Standard"><text:s text:c="4"/>Minimum = 8ms, Maximum = 12ms, Mittelwert = 10ms</text:p>
      <text:p text:style-name="Standard"/>
      <text:p text:style-name="Standard">C:\Users\Tim&gt;ping 217.224.233.224</text:p>
      <text:p text:style-name="Standard"/>
      <text:p text:style-name="Standard">Ping wird ausgeführt für 217.224.233.224 mit 32 Bytes Daten:</text:p>
      <text:p text:style-name="Standard">Zeitüberschreitung der Anforderung.</text:p>
      <text:p text:style-name="Standard">Zeitüberschreitung der Anforderung.</text:p>
      <text:p text:style-name="Standard">Zeitüberschreitung der Anforderung.</text:p>
      <text:p text:style-name="Standard">Zeitüberschreitung der Anforderung.</text:p>
      <text:p text:style-name="Standard"/>
      <text:p text:style-name="Standard">Ping-Statistik für 217.224.233.224:</text:p>
      <text:p text:style-name="Standard"><text:s text:c="4"/>Pakete: Gesendet = 4, Empfangen = 0, Verloren = 4</text:p>
      <text:p text:style-name="Standard"><text:s text:c="4"/>(100% Verlust),</text:p>
      <text:p text:style-name="Standard"/>
      <text:p text:style-name="Standard">C:\Users\Tim&gt;ping 109.91.38.252</text:p>
      <text:p text:style-name="Standard"/>
      <text:p text:style-name="Standard">Ping wird ausgeführt für 109.91.38.252 mit 32 Bytes Daten:</text:p>
      <text:p text:style-name="Standard">Zeitüberschreitung der Anforderung.</text:p>
      <text:p text:style-name="Standard">Zeitüberschreitung der Anforderung.</text:p>
      <text:p text:style-name="Standard">Zeitüberschreitung der Anforderung.</text:p>
      <text:p text:style-name="Standard">Zeitüberschreitung der Anforderung.</text:p>
      <text:p text:style-name="Standard"/>
      <text:p text:style-name="Standard">Ping-Statistik für 109.91.38.252:</text:p>
      <text:p text:style-name="Standard"><text:s text:c="4"/>Pakete: Gesendet = 4, Empfangen = 0, Verloren = 4</text:p>
      <text:p text:style-name="Standard"><text:s text:c="4"/>(100% Verlust),</text:p>
      <text:p text:style-name="Standard"/>
      <text:p text:style-name="Standard">C:\Users\Tim&gt;ping 193.17.232.2</text:p>
      <text:p text:style-name="Standard"/>
      <text:p text:style-name="Standard">Ping wird ausgeführt für 193.17.232.2 mit 32 Bytes Daten:</text:p>
      <text:p text:style-name="Standard">Antwort von 193.17.232.2: Bytes=32 Zeit=21ms TTL=248</text:p>
      <text:p text:style-name="Standard">Antwort von 193.17.232.2: Bytes=32 Zeit=18ms TTL=248</text:p>
      <text:p text:style-name="Standard">Antwort von 193.17.232.2: Bytes=32 Zeit=18ms TTL=248</text:p>
      <text:p text:style-name="Standard">Antwort von 193.17.232.2: Bytes=32 Zeit=21ms TTL=248</text:p>
      <text:p text:style-name="Standard"/>
      <text:p text:style-name="Standard">Ping-Statistik für 193.17.232.2:</text:p>
      <text:p text:style-name="Standard"><text:s text:c="4"/>Pakete: Gesendet = 4, Empfangen = 4, Verloren = 0</text:p>
      <text:p text:style-name="Standard"><text:s text:c="4"/>(0% Verlust),</text:p>
      <text:p text:style-name="Standard">Ca. Zeitangaben in Millisek.:</text:p>
      <text:p text:style-name="Standard"><text:s text:c="4"/>Minimum = 18ms, Maximum = 21ms, Mittelwert = 19ms</text:p>
      <text:p text:style-name="Standard"/>
      <text:p text:style-name="Standard"><text:soft-page-break/>C:\Users\Tim&gt;ping nsa.gov</text:p>
      <text:p text:style-name="Standard"/>
      <text:p text:style-name="Standard">Ping wird ausgeführt für nsa.gov [172.227.186.71] mit 32 Bytes Daten:</text:p>
      <text:p text:style-name="Standard">Antwort von 172.227.186.71: Bytes=32 Zeit=14ms TTL=59</text:p>
      <text:p text:style-name="Standard">Antwort von 172.227.186.71: Bytes=32 Zeit=10ms TTL=59</text:p>
      <text:p text:style-name="Standard">Antwort von 172.227.186.71: Bytes=32 Zeit=9ms TTL=59</text:p>
      <text:p text:style-name="Standard">Antwort von 172.227.186.71: Bytes=32 Zeit=8ms TTL=59</text:p>
      <text:p text:style-name="Standard"/>
      <text:p text:style-name="Standard">Ping-Statistik für 172.227.186.71:</text:p>
      <text:p text:style-name="Standard"><text:s text:c="4"/>Pakete: Gesendet = 4, Empfangen = 4, Verloren = 0</text:p>
      <text:p text:style-name="Standard"><text:s text:c="4"/>(0% Verlust),</text:p>
      <text:p text:style-name="Standard">Ca. Zeitangaben in Millisek.:</text:p>
      <text:p text:style-name="Standard"><text:s text:c="4"/>Minimum = 8ms, Maximum = 14ms, Mittelwert = 10ms</text:p>
      <text:p text:style-name="Standard"/>
      <text:p text:style-name="Standard">C:\Users\Tim&gt;ping 192.168.0.1</text:p>
      <text:p text:style-name="Standard"/>
      <text:p text:style-name="Standard">Ping wird ausgeführt für 192.168.0.1 mit 32 Bytes Daten:</text:p>
      <text:p text:style-name="Standard">Antwort von 192.168.0.1: Bytes=32 Zeit=1ms TTL=64</text:p>
      <text:p text:style-name="Standard">Antwort von 192.168.0.1: Bytes=32 Zeit=1ms TTL=64</text:p>
      <text:p text:style-name="Standard">Antwort von 192.168.0.1: Bytes=32 Zeit=1ms TTL=64</text:p>
      <text:p text:style-name="Standard">Antwort von 192.168.0.1: Bytes=32 Zeit=1ms TTL=64</text:p>
      <text:p text:style-name="Standard"/>
      <text:p text:style-name="Standard">Ping-Statistik für 192.168.0.1:</text:p>
      <text:p text:style-name="Standard"><text:s text:c="4"/>Pakete: Gesendet = 4, Empfangen = 4, Verloren = 0</text:p>
      <text:p text:style-name="Standard"><text:s text:c="4"/>(0% Verlust),</text:p>
      <text:p text:style-name="Standard">Ca. Zeitangaben in Millisek.:</text:p>
      <text:p text:style-name="Standard"><text:s text:c="4"/>Minimum = 1ms, Maximum = 1ms, Mittelwert = 1ms</text:p>
      <text:p text:style-name="Standard"/>
      <text:p text:style-name="P1"/>
      <text:p text:style-name="Standard"/>
      <text:p text:style-name="Standard">Routenverfolgung zu scooter.cs.hs-rm.de [195.72.96.40]</text:p>
      <text:p text:style-name="Standard">über maximal 30 Hops:</text:p>
      <text:p text:style-name="Standard"/>
      <text:p text:style-name="Standard"><text:s text:c="2"/>1 <text:s text:c="3"/>&lt;1 ms <text:s text:c="4"/>1 ms <text:s text:c="4"/>1 ms <text:s/>easybox.local [192.168.0.1]</text:p>
      <text:p text:style-name="Standard"><text:s text:c="2"/>2 <text:s text:c="3"/>10 ms <text:s text:c="4"/>9 ms <text:s text:c="3"/>13 ms <text:s/>84.116.198.89</text:p>
      <text:p text:style-name="Standard"><text:s text:c="2"/>3 <text:s text:c="3"/>19 ms <text:s text:c="4"/>9 ms <text:s text:c="3"/>11 ms <text:s/>de-fra04a-rc1-ae23.fra.unity-media.net [81.210.141.29]</text:p>
      <text:p text:style-name="Standard"><text:s text:c="2"/>4 <text:s text:c="3"/>10 ms <text:s text:c="4"/>9 ms <text:s text:c="3"/>10 ms <text:s/>de-fra04c-ri1-ae-9-0.aorta.net [84.116.140.190]</text:p>
      <text:p text:style-name="Standard"><text:s text:c="2"/>5 <text:s text:c="4"/>9 ms <text:s text:c="3"/>23 ms <text:s text:c="3"/>16 ms <text:s/>ffm-b1-link.telia.net [62.115.48.101]</text:p>
      <text:p text:style-name="Standard"><text:s text:c="2"/>6 <text:s text:c="3"/>18 ms <text:s text:c="3"/>33 ms <text:s text:c="3"/>17 ms <text:s/>te-0-0-4-0.core1.fr5.eqx.f.man-da.net [62.115.10.71]</text:p>
      <text:p text:style-name="Standard"><text:s text:c="2"/>7 <text:s text:c="3"/>12 ms <text:s text:c="3"/>14 ms <text:s text:c="3"/>12 ms <text:s/>te-0-0-0-0.core1.hmwk.wi.man-da.net [82.195.67.66]</text:p>
      <text:p text:style-name="Standard"><text:s text:c="2"/>8 <text:s text:c="3"/>11 ms <text:s text:c="4"/>9 ms <text:s text:c="3"/>16 ms <text:s/>te-0-1-0-842.br-hsrm1.ksr.hsrm.wi.man-da.net [82.195.78.178]</text:p>
      <text:p text:style-name="Standard"><text:s text:c="2"/>9 <text:s text:c="3"/>16 ms <text:s text:c="3"/>10 ms <text:s text:c="3"/>12 ms <text:s/>sw-core2k.itmz.hs-rm.de [195.72.110.3]</text:p>
      <text:p text:style-name="Standard"><text:s/>10 <text:s text:c="3"/>15 ms <text:s text:c="3"/>14 ms <text:s text:c="3"/>18 ms <text:s/>195.72.102.210</text:p>
      <text:p text:style-name="Standard"><text:s/>11 <text:s text:c="4"/>* <text:s text:c="7"/>* <text:s text:c="7"/>* <text:s text:c="4"/>Zeitüberschreitung der Anforderung.</text:p>
      <text:p text:style-name="Standard"><text:s/>12 <text:s text:c="3"/>13 ms <text:s text:c="4"/>8 ms <text:s text:c="3"/>12 ms <text:s/>scooter.cs.hs-rm.de [195.72.96.40]</text:p>
      <text:p text:style-name="Standard"/>
      <text:p text:style-name="Standard">Ablaufverfolgung beendet.</text:p>
      <text:p text:style-name="Standard"/>
      <text:p text:style-name="Standard">Routenverfolgung zu darmstadt.de [2a01:4f8:c0:2f18:550a:fd11:0:2]</text:p>
      <text:p text:style-name="Standard">über maximal 30 Hops:</text:p>
      <text:p text:style-name="Standard"/>
      <text:p text:style-name="Standard"><text:soft-page-break/><text:s text:c="2"/>1 <text:s text:c="4"/>1 ms <text:s text:c="4"/>2 ms <text:s text:c="4"/>1 ms <text:s/>2a02:908:1968:c6e0:9ec8:fcff:fe3e:6141</text:p>
      <text:p text:style-name="Standard"><text:s text:c="2"/>2 <text:s text:c="4"/>8 ms <text:s text:c="4"/>9 ms <text:s text:c="4"/>8 ms <text:s/>2a02:908:1900:6::1</text:p>
      <text:p text:style-name="Standard"><text:s text:c="2"/>3 <text:s text:c="4"/>8 ms <text:s text:c="4"/>9 ms <text:s text:c="4"/>7 ms <text:s/>2a02:908:0:305::1</text:p>
      <text:p text:style-name="Standard"><text:s text:c="2"/>4 <text:s text:c="3"/>15 ms <text:s text:c="3"/>11 ms <text:s text:c="3"/>11 ms <text:s/>de-fra04d-rc1-lo0-0.v6.aorta.net [2001:730:2d00::5474:8015]</text:p>
      <text:p text:style-name="Standard"><text:s text:c="2"/>5 <text:s text:c="3"/>11 ms <text:s text:c="3"/>11 ms <text:s text:c="3"/>10 ms <text:s/>de-fra03b-ri1-lo0-0.v6.aorta.net [2001:730:2d00::5474:8001]</text:p>
      <text:p text:style-name="Standard"><text:s text:c="2"/>6 <text:s text:c="3"/>17 ms <text:s text:c="4"/>9 ms <text:s text:c="3"/>10 ms <text:s/>2001:730:2d02:6::d52e:b38a</text:p>
      <text:p text:style-name="Standard"><text:s text:c="2"/>7 <text:s text:c="3"/>10 ms <text:s text:c="4"/>9 ms <text:s text:c="3"/>11 ms <text:s/>2a01:3e0:ff20::ae</text:p>
      <text:p text:style-name="Standard"><text:s text:c="2"/>8 <text:s text:c="3"/>14 ms <text:s text:c="3"/>13 ms <text:s text:c="3"/>13 ms <text:s/>core11.nbg1.hetzner.com [2a01:4f8:0:3::1e]</text:p>
      <text:p text:style-name="Standard"><text:s text:c="2"/>9 <text:s text:c="3"/>12 ms <text:s text:c="3"/>15 ms <text:s text:c="3"/>11 ms <text:s/>ex9k1.dc3.nbg1.hetzner.com [2a01:4f8:0:3::222]</text:p>
      <text:p text:style-name="Standard"><text:s/>10 <text:s text:c="3"/>13 ms <text:s text:c="3"/>17 ms <text:s text:c="3"/>14 ms <text:s/>kvmhetz.darmstadt.de [2a01:4f8:c0:2f18::2]</text:p>
      <text:p text:style-name="Standard"><text:s/>11 <text:s text:c="3"/>13 ms <text:s text:c="3"/>12 ms <text:s text:c="3"/>12 ms <text:s/>sdvm1.darmstadt.de [2a01:4f8:c0:2f18:550a:fd11:0:2]</text:p>
      <text:p text:style-name="Standard"/>
      <text:p text:style-name="Standard">Ablaufverfolgung beendet.</text:p>
      <text:p text:style-name="Standard"/>
      <text:p text:style-name="Standard"/>
      <text:p text:style-name="Standard">C:\Users\Tim&gt;tracert nsa.gov</text:p>
      <text:p text:style-name="Standard"/>
      <text:p text:style-name="Standard">Routenverfolgung zu nsa.gov [104.108.7.248]</text:p>
      <text:p text:style-name="Standard">über maximal 30 Hops:</text:p>
      <text:p text:style-name="Standard"/>
      <text:p text:style-name="Standard"><text:s text:c="2"/>1 <text:s text:c="4"/>2 ms <text:s text:c="3"/>&lt;1 ms <text:s text:c="4"/>1 ms <text:s/>easybox.local [192.168.0.1]</text:p>
      <text:p text:style-name="Standard"><text:s text:c="2"/>2 <text:s text:c="3"/>12 ms <text:s text:c="3"/>10 ms <text:s text:c="4"/>9 ms <text:s/>84.116.198.89</text:p>
      <text:p text:style-name="Standard"><text:s text:c="2"/>3 <text:s text:c="3"/>18 ms <text:s text:c="3"/>15 ms <text:s text:c="3"/>16 ms <text:s/>de-fra04a-rc1-ae23.fra.unity-media.net [81.210.141.29]</text:p>
      <text:p text:style-name="Standard"><text:s text:c="2"/>4 <text:s text:c="3"/>21 ms <text:s text:c="3"/>20 ms <text:s text:c="3"/>16 ms <text:s/>de-fra01b-rc1-ae-15-0.aorta.net [84.116.133.102]</text:p>
      <text:p text:style-name="Standard"><text:s text:c="2"/>5 <text:s text:c="3"/>17 ms <text:s text:c="3"/>15 ms <text:s text:c="3"/>15 ms <text:s/>de-dus23e-rc1-ae-21-0.aorta.net [84.116.138.201]</text:p>
      <text:p text:style-name="Standard"><text:s text:c="2"/>6 <text:s text:c="3"/>16 ms <text:s text:c="3"/>15 ms <text:s text:c="3"/>15 ms <text:s/>de-dus23e-ri1-ae-1-0.aorta.net [84.116.138.221]</text:p>
      <text:p text:style-name="Standard"><text:s text:c="2"/>7 <text:s text:c="3"/>18 ms <text:s text:c="3"/>18 ms <text:s text:c="3"/>18 ms <text:s/>213.46.177.210</text:p>
      <text:p text:style-name="Standard"><text:s text:c="2"/>8 <text:s text:c="3"/>18 ms <text:s text:c="3"/>13 ms <text:s text:c="3"/>13 ms <text:s/>a104-108-7-248.deploy.static.akamaitechnologies.com [104.108.7.248]</text:p>
      <text:p text:style-name="Standard"/>
      <text:p text:style-name="Standard">Ablaufverfolgung beendet.</text:p>
      <text:p text:style-name="Standard"/>
      <text:p text:style-name="Standard">C:\Users\Tim&gt;tracert 192.168.0.1</text:p>
      <text:p text:style-name="Standard"/>
      <text:p text:style-name="Standard">Routenverfolgung zu easybox.local [192.168.0.1]</text:p>
      <text:p text:style-name="Standard">über maximal 30 Hops:</text:p>
      <text:p text:style-name="Standard"/>
      <text:p text:style-name="Standard"><text:s text:c="2"/>1 <text:s text:c="3"/>&lt;1 ms <text:s text:c="4"/>1 ms <text:s text:c="4"/>1 ms <text:s/>easybox.local [192.168.0.1]</text:p>
      <text:p text:style-name="Standard"/>
      <text:p text:style-name="Standard">Ablaufverfolgung beendet.</text:p>
      <text:p text:style-name="Standard"/>
      <text:p text:style-name="P1"/>
      <text:p text:style-name="Standard"/>
      <text:p text:style-name="Standard"/>
      <text:p text:style-name="Standard">C:\Users\Tim&gt;nslookup www.heise.de</text:p>
      <text:p text:style-name="Standard">Server: <text:s/>UnKnown</text:p>
      <text:p text:style-name="Standard">Address: <text:s/>2a02:908:1968:c6e0:9ec8:fcff:fe3e:6141</text:p>
      <text:p text:style-name="Standard"/>
      <text:p text:style-name="Standard">Nicht autorisierende Antwort:</text:p>
      <text:p text:style-name="Standard">Name: <text:s text:c="3"/>www.heise.de</text:p>
      <text:p text:style-name="Standard">Addresses: <text:s/>2a02:2e0:3fe:1001:7777:772e:2:85</text:p>
      <text:p text:style-name="Standard"><text:soft-page-break/><text:s text:c="10"/>193.99.144.85</text:p>
      <text:p text:style-name="Standard"/>
      <text:p text:style-name="Standard"/>
      <text:p text:style-name="Standard">C:\Users\Tim&gt;nslookup www.hs-rm.de</text:p>
      <text:p text:style-name="Standard">Server: <text:s/>UnKnown</text:p>
      <text:p text:style-name="Standard">Address: <text:s/>2a02:908:1968:c6e0:9ec8:fcff:fe3e:6141</text:p>
      <text:p text:style-name="Standard"/>
      <text:p text:style-name="Standard">Nicht autorisierende Antwort:</text:p>
      <text:p text:style-name="Standard">Name: <text:s text:c="3"/>www.hs-rm.de</text:p>
      <text:p text:style-name="Standard">Address: <text:s/>195.72.102.160</text:p>
      <text:p text:style-name="P1"/>
      <text:p text:style-name="Standard"/>
      <text:p text:style-name="Standard"/>
      <text:p text:style-name="Standard">ssh &lt;username&gt;@&lt;host&gt; <text:s text:c="2"/></text:p>
      <text:p text:style-name="Standard"/>
      <text:p text:style-name="Standard">beim erstlogin wird ein RSA-key für den user generiert, der für den login notwendig ist</text:p>
      <text:p text:style-name="Standard">(public/private key für login)</text:p>
      <text:p text:style-name="Standard"/>
      <text:p text:style-name="Standard">scp &lt;source&gt; &lt;destination&gt;</text:p>
      <text:p text:style-name="Standard"/>
      <text:p text:style-name="Standard">scp testMe trumr001@login1.cs.hs-rm.de:~/irgendeinOrdner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54S</meta:editing-duration>
    <meta:editing-cycles>3</meta:editing-cycles>
    <meta:generator>OpenOffice/4.1.7$Win32 OpenOffice.org_project/417m1$Build-9800</meta:generator>
    <dc:date>2020-05-06T08:49:03.14</dc:date>
    <meta:document-statistic meta:table-count="0" meta:image-count="0" meta:object-count="0" meta:page-count="4" meta:paragraph-count="126" meta:word-count="705" meta:character-count="5912"/>
    <dc:creator>Tim Rumrich</dc:creator>
    <meta:user-defined meta:name="Info 1"/>
    <meta:user-defined meta:name="Info 2"/>
    <meta:user-defined meta:name="Info 3"/>
    <meta:user-defined meta:name="Info 4"/>
  </office:meta>
</office:document-meta>
</file>